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80000020FD312106A18E042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9165in" svg:height="5.4898in" draw:z-index="0"><draw:image xlink:href="Pictures/10000001000002380000020FD312106A18E042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1:55:54.674473502</meta:creation-date>
    <dc:date>2023-02-23T11:56:21.468402446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